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0.5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.6pt"/>
    </style:style>
    <style:style style:name="co4" style:family="table-column">
      <style:table-column-properties fo:break-before="auto" style:column-width="86.06pt"/>
    </style:style>
    <style:style style:name="co5" style:family="table-column">
      <style:table-column-properties fo:break-before="auto" style:column-width="15.25pt"/>
    </style:style>
    <style:style style:name="co6" style:family="table-column">
      <style:table-column-properties fo:break-before="auto" style:column-width="91.84pt"/>
    </style:style>
    <style:style style:name="co7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13.87pt" svg:height="255.12pt" svg:x="28.12pt" svg:y="105.19pt">
            <loext:p draw:notify-on-update-of-ranges="Sheet1.B2:Sheet1.C2 Sheet1.A3:Sheet1.A3 Sheet1.B3:Sheet1.C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7.75pt" svg:height="254.47pt" svg:x="158.4pt" svg:y="113.56pt">
            <loext:p draw:notify-on-update-of-ranges="Sheet1.B2:Sheet1.C2 Sheet1.A4:Sheet1.A4 Sheet1.B4:Sheet1.C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36.15pt" svg:height="263.06pt" svg:x="283.29pt" svg:y="104.34pt">
            <loext:p draw:notify-on-update-of-ranges="Sheet1.B2:Sheet1.C2 Sheet1.A5:Sheet1.A5 Sheet1.B5:Sheet1.C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28.15pt" svg:height="254.1pt" svg:x="548.87pt" svg:y="105.59pt">
            <loext:p draw:notify-on-update-of-ranges="Sheet1.J1:Sheet1.K1 Sheet1.J2:Sheet1.K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16.93pt" svg:height="258.92pt" svg:x="685.64pt" svg:y="109.08pt">
            <loext:p draw:notify-on-update-of-ranges="Sheet1.J1:Sheet1.K1 Sheet1.J3:Sheet1.K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33.11pt" svg:height="255.09pt" svg:x="806.68pt" svg:y="116.14pt">
            <loext:p draw:notify-on-update-of-ranges="Sheet1.J1:Sheet1.K1 Sheet1.J4:Sheet1.K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1.91pt" svg:height="254.89pt" svg:x="532.43pt" svg:y="393.02pt">
            <loext:p draw:notify-on-update-of-ranges="Sheet1.J1:Sheet1.J1 Sheet1.C2:Sheet1.C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1.91pt" svg:height="254.89pt" svg:x="695.2pt" svg:y="394.55pt">
            <loext:p draw:notify-on-update-of-ranges="Sheet1.J1:Sheet1.J1 Sheet1.C2:Sheet1.C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1.91pt" svg:height="254.89pt" svg:x="866.01pt" svg:y="395.32pt">
            <loext:p draw:notify-on-update-of-ranges="Sheet1.B2:Sheet1.B2 Sheet1.C2:Sheet1.C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9"/>
          <table:table-cell office:value-type="string" calcext:value-type="string">
            <text:p>Kotlin JS</text:p>
          </table:table-cell>
          <table:table-cell office:value-type="string" calcext:value-type="string">
            <text:p>Kotlin to Scala.j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tlin JS</text:p>
          </table:table-cell>
          <table:table-cell office:value-type="string" calcext:value-type="string">
            <text:p>Kotlin to Scala.js</text:p>
          </table:table-cell>
          <table:table-cell office:value-type="string" calcext:value-type="string">
            <text:p>sem kjs</text:p>
          </table:table-cell>
          <table:table-cell office:value-type="string" calcext:value-type="string">
            <text:p>sem k2sjs</text:p>
          </table:table-cell>
          <table:table-cell table:number-columns-repeated="3"/>
          <table:table-cell office:value-type="string" calcext:value-type="string">
            <text:p>DeltaBlue:</text:p>
          </table:table-cell>
          <table:table-cell office:value-type="float" office:value="606.055240793208" calcext:value-type="float">
            <text:p>606.0552407932</text:p>
          </table:table-cell>
          <table:table-cell office:value-type="float" office:value="370.940920398012" calcext:value-type="float">
            <text:p>370.940920398</text:p>
          </table:table-cell>
          <table:table-cell office:value-type="float" office:value="1.78070725567157" calcext:value-type="float">
            <text:p>1.7807072557</text:p>
          </table:table-cell>
          <table:table-cell office:value-type="float" office:value="1.52064866048173" calcext:value-type="float">
            <text:p>1.5206486605</text:p>
          </table:table-cell>
        </table:table-row>
        <table:table-row table:style-name="ro1">
          <table:table-cell office:value-type="string" calcext:value-type="string">
            <text:p>DeltaBlue:</text:p>
          </table:table-cell>
          <table:table-cell office:value-type="float" office:value="459.289106787152" calcext:value-type="float">
            <text:p>459.2891067872</text:p>
          </table:table-cell>
          <table:table-cell office:value-type="float" office:value="859.117478510017" calcext:value-type="float">
            <text:p>859.11747851</text:p>
          </table:table-cell>
          <table:table-cell office:value-type="float" office:value="2.2187100281196" calcext:value-type="float">
            <text:p>2.2187100281</text:p>
          </table:table-cell>
          <table:table-cell office:value-type="float" office:value="3.20804830290033" calcext:value-type="float">
            <text:p>3.2080483029</text:p>
          </table:table-cell>
          <table:table-cell table:number-columns-repeated="3"/>
          <table:table-cell office:value-type="string" calcext:value-type="string">
            <text:p>Richards:</text:p>
          </table:table-cell>
          <table:table-cell office:value-type="float" office:value="245.065676052869" calcext:value-type="float">
            <text:p>245.0656760529</text:p>
          </table:table-cell>
          <table:table-cell office:value-type="float" office:value="255.698252227566" calcext:value-type="float">
            <text:p>255.6982522276</text:p>
          </table:table-cell>
          <table:table-cell office:value-type="float" office:value="0.494299046859566" calcext:value-type="float">
            <text:p>0.4942990469</text:p>
          </table:table-cell>
          <table:table-cell office:value-type="float" office:value="0.520484436233046" calcext:value-type="float">
            <text:p>0.5204844362</text:p>
          </table:table-cell>
        </table:table-row>
        <table:table-row table:style-name="ro1">
          <table:table-cell office:value-type="string" calcext:value-type="string">
            <text:p>Richards:</text:p>
          </table:table-cell>
          <table:table-cell office:value-type="float" office:value="184.119633974106" calcext:value-type="float">
            <text:p>184.1196339741</text:p>
          </table:table-cell>
          <table:table-cell office:value-type="float" office:value="487.244350512095" calcext:value-type="float">
            <text:p>487.2443505121</text:p>
          </table:table-cell>
          <table:table-cell office:value-type="float" office:value="0.30823338649666" calcext:value-type="float">
            <text:p>0.3082333865</text:p>
          </table:table-cell>
          <table:table-cell office:value-type="float" office:value="1.09796653426773" calcext:value-type="float">
            <text:p>1.0979665343</text:p>
          </table:table-cell>
          <table:table-cell table:number-columns-repeated="3"/>
          <table:table-cell office:value-type="string" calcext:value-type="string">
            <text:p>SHA512:</text:p>
          </table:table-cell>
          <table:table-cell office:value-type="float" office:value="696866" calcext:value-type="float">
            <text:p>696866</text:p>
          </table:table-cell>
          <table:table-cell office:value-type="float" office:value="279157.5" calcext:value-type="float">
            <text:p>279157.5</text:p>
          </table:table-cell>
          <table:table-cell office:value-type="float" office:value="4694.32114367993" calcext:value-type="float">
            <text:p>4694.3211436799</text:p>
          </table:table-cell>
          <table:table-cell office:value-type="float" office:value="11230.0142713941" calcext:value-type="float">
            <text:p>11230.0142713941</text:p>
          </table:table-cell>
        </table:table-row>
        <table:table-row table:style-name="ro1">
          <table:table-cell office:value-type="string" calcext:value-type="string">
            <text:p>SHA512</text:p>
          </table:table-cell>
          <table:table-cell office:value-type="float" office:value="950152" calcext:value-type="float">
            <text:p>950152</text:p>
          </table:table-cell>
          <table:table-cell office:value-type="float" office:value="402408" calcext:value-type="float">
            <text:p>402408</text:p>
          </table:table-cell>
          <table:table-cell office:value-type="float" office:value="4554.93841890323" calcext:value-type="float">
            <text:p>4554.9384189032</text:p>
          </table:table-cell>
          <table:table-cell office:value-type="float" office:value="8219.83114181796" calcext:value-type="float">
            <text:p>8219.831141818</text:p>
          </table:table-cell>
          <table:table-cell table:number-columns-repeated="3"/>
          <table:table-cell office:value-type="string" calcext:value-type="string">
            <text:p>Chro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efox</text:p>
          </table:table-cell>
          <table:table-cell table:number-columns-repeated="12"/>
        </table:table-row>
        <table:table-row table:style-name="ro1" table:number-rows-repeated="33">
          <table:table-cell table:number-columns-repeated="13"/>
        </table:table-row>
        <table:table-row table:style-name="ro1">
          <table:table-cell table:number-columns-repeated="3"/>
          <table:table-cell table:style-name="ce1"/>
          <table:table-cell table:number-columns-repeated="9"/>
        </table:table-row>
      </table:table>
      <table:table table:name="Sheet2" table:style-name="ta1">
        <table:table-column table:style-name="co2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Kotlin JS</text:p>
          </table:table-cell>
          <table:table-cell office:value-type="string" calcext:value-type="string">
            <text:p>Kotlin to Scala.js</text:p>
          </table:table-cell>
          <table:table-cell office:value-type="string" calcext:value-type="string">
            <text:p>sem kjs</text:p>
          </table:table-cell>
          <table:table-cell office:value-type="string" calcext:value-type="string">
            <text:p>sem k2sjs</text:p>
          </table:table-cell>
          <table:table-cell table:number-columns-repeated="2"/>
          <table:table-cell office:value-type="string" calcext:value-type="string">
            <text:p>Kotlin JS</text:p>
          </table:table-cell>
          <table:table-cell office:value-type="string" calcext:value-type="string">
            <text:p>Kotlin to Scala.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Blue:</text:p>
          </table:table-cell>
          <table:table-cell office:value-type="float" office:value="459.289106787152" calcext:value-type="float">
            <text:p>459.2891067872</text:p>
          </table:table-cell>
          <table:table-cell office:value-type="float" office:value="859.117478510017" calcext:value-type="float">
            <text:p>859.11747851</text:p>
          </table:table-cell>
          <table:table-cell office:value-type="float" office:value="2.2187100281196" calcext:value-type="float">
            <text:p>2.2187100281</text:p>
          </table:table-cell>
          <table:table-cell office:value-type="float" office:value="3.20804830290033" calcext:value-type="float">
            <text:p>3.2080483029</text:p>
          </table:table-cell>
          <table:table-cell/>
          <table:table-cell office:value-type="string" calcext:value-type="string">
            <text:p>DeltaBlue:</text:p>
          </table:table-cell>
          <table:table-cell office:value-type="float" office:value="606.055240793208" calcext:value-type="float">
            <text:p>606.0552407932</text:p>
          </table:table-cell>
          <table:table-cell office:value-type="float" office:value="370.940920398012" calcext:value-type="float">
            <text:p>370.940920398</text:p>
          </table:table-cell>
          <table:table-cell office:value-type="float" office:value="1.78070725567157" calcext:value-type="float">
            <text:p>1.7807072557</text:p>
          </table:table-cell>
          <table:table-cell office:value-type="float" office:value="1.52064866048173" calcext:value-type="float">
            <text:p>1.5206486605</text:p>
          </table:table-cell>
        </table:table-row>
        <table:table-row table:style-name="ro1">
          <table:table-cell office:value-type="string" calcext:value-type="string">
            <text:p>Richards:</text:p>
          </table:table-cell>
          <table:table-cell office:value-type="float" office:value="184.119633974106" calcext:value-type="float">
            <text:p>184.1196339741</text:p>
          </table:table-cell>
          <table:table-cell office:value-type="float" office:value="487.244350512095" calcext:value-type="float">
            <text:p>487.2443505121</text:p>
          </table:table-cell>
          <table:table-cell office:value-type="float" office:value="0.30823338649666" calcext:value-type="float">
            <text:p>0.3082333865</text:p>
          </table:table-cell>
          <table:table-cell office:value-type="float" office:value="1.09796653426773" calcext:value-type="float">
            <text:p>1.0979665343</text:p>
          </table:table-cell>
          <table:table-cell/>
          <table:table-cell office:value-type="string" calcext:value-type="string">
            <text:p>Richards:</text:p>
          </table:table-cell>
          <table:table-cell office:value-type="float" office:value="245.065676052869" calcext:value-type="float">
            <text:p>245.0656760529</text:p>
          </table:table-cell>
          <table:table-cell office:value-type="float" office:value="255.698252227566" calcext:value-type="float">
            <text:p>255.6982522276</text:p>
          </table:table-cell>
          <table:table-cell office:value-type="float" office:value="0.494299046859566" calcext:value-type="float">
            <text:p>0.4942990469</text:p>
          </table:table-cell>
          <table:table-cell office:value-type="float" office:value="0.520484436233046" calcext:value-type="float">
            <text:p>0.5204844362</text:p>
          </table:table-cell>
        </table:table-row>
        <table:table-row table:style-name="ro1">
          <table:table-cell office:value-type="string" calcext:value-type="string">
            <text:p>SHA512</text:p>
          </table:table-cell>
          <table:table-cell office:value-type="float" office:value="950152" calcext:value-type="float">
            <text:p>950152</text:p>
          </table:table-cell>
          <table:table-cell office:value-type="float" office:value="402408" calcext:value-type="float">
            <text:p>402408</text:p>
          </table:table-cell>
          <table:table-cell office:value-type="float" office:value="4554.93841890323" calcext:value-type="float">
            <text:p>4554.9384189032</text:p>
          </table:table-cell>
          <table:table-cell office:value-type="float" office:value="8219.83114181796" calcext:value-type="float">
            <text:p>8219.831141818</text:p>
          </table:table-cell>
          <table:table-cell/>
          <table:table-cell office:value-type="string" calcext:value-type="string">
            <text:p>SHA512:</text:p>
          </table:table-cell>
          <table:table-cell office:value-type="float" office:value="696866" calcext:value-type="float">
            <text:p>696866</text:p>
          </table:table-cell>
          <table:table-cell office:value-type="float" office:value="279157.5" calcext:value-type="float">
            <text:p>279157.5</text:p>
          </table:table-cell>
          <table:table-cell office:value-type="float" office:value="4694.32114367993" calcext:value-type="float">
            <text:p>4694.3211436799</text:p>
          </table:table-cell>
          <table:table-cell office:value-type="float" office:value="11230.0142713941" calcext:value-type="float">
            <text:p>11230.01427139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8:07:16.263943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8:37:19.975359556</meta:creation-date>
    <dc:date>2018-01-21T21:03:39.037719002</dc:date>
    <meta:editing-duration>PT3H51M35S</meta:editing-duration>
    <meta:editing-cycles>4</meta:editing-cycles>
    <meta:generator>LibreOffice/5.1.6.2$Linux_X86_64 LibreOffice_project/10m0$Build-2</meta:generator>
    <meta:document-statistic meta:table-count="2" meta:cell-count="7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83caff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018cm" svg:height="9.001cm" xlink:href=".." xlink:type="simple" chart:class="chart:bar" chart:style-name="ch1">
        <chart:plot-area chart:style-name="ch2" table:cell-range-address="Sheet1.A2:Sheet1.C3" chart:data-source-has-labels="both" svg:x="0.08cm" svg:y="0.18cm" svg:width="3.858cm" svg:height="8.641cm">
          <chartooo:coordinate-region svg:x="1.072cm" svg:y="0.379cm" svg:width="2.866cm" svg:height="5.573cm"/>
          <chart:axis chart:dimension="x" chart:name="primary-x" chart:style-name="ch3" chartooo:axis-type="auto">
            <chartooo:date-scale/>
            <chart:categories table:cell-range-address="Sheet1.B2:Sheet1.C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C3" chart:label-cell-address="Sheet1.A3:Sheet1.A3" chart:class="chart:bar">
            <chart:data-point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tlin JS</text:p>
                <draw:g>
                  <svg:desc>Sheet1.B2:Sheet1.C2</svg:desc>
                </draw:g>
              </table:table-cell>
              <table:table-cell office:value-type="string">
                <text:p>Kotlin to Scala.js</text:p>
              </table:table-cell>
            </table:table-row>
          </table:table-header-rows>
          <table:table-rows>
            <table:table-row>
              <table:table-cell office:value-type="string">
                <text:p>DeltaBlue:</text:p>
                <draw:g>
                  <svg:desc>Sheet1.A3:Sheet1.A3</svg:desc>
                </draw:g>
              </table:table-cell>
              <table:table-cell office:value-type="float" office:value="459.289106787152">
                <text:p>459.289106787152</text:p>
                <draw:g>
                  <svg:desc>Sheet1.B3:Sheet1.C3</svg:desc>
                </draw:g>
              </table:table-cell>
              <table:table-cell office:value-type="float" office:value="859.117478510017">
                <text:p>859.117478510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83caff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155cm" svg:height="8.978cm" xlink:href=".." xlink:type="simple" chart:class="chart:bar" chart:style-name="ch1">
        <chart:plot-area chart:style-name="ch2" table:cell-range-address="Sheet1.B2:Sheet1.C2 Sheet1.A4:Sheet1.C4" chart:data-source-has-labels="both" svg:x="0.083cm" svg:y="0.179cm" svg:width="3.989cm" svg:height="8.62cm">
          <chartooo:coordinate-region svg:x="1.075cm" svg:y="0.378cm" svg:width="2.997cm" svg:height="5.552cm"/>
          <chart:axis chart:dimension="x" chart:name="primary-x" chart:style-name="ch3" chartooo:axis-type="auto">
            <chartooo:date-scale/>
            <chart:categories table:cell-range-address="Sheet1.B2:Sheet1.C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C4" chart:label-cell-address="Sheet1.A4:Sheet1.A4" chart:class="chart:bar">
            <chart:data-point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tlin JS</text:p>
                <draw:g>
                  <svg:desc>Sheet1.B2:Sheet1.C2</svg:desc>
                </draw:g>
              </table:table-cell>
              <table:table-cell office:value-type="string">
                <text:p>Kotlin to Scala.js</text:p>
              </table:table-cell>
            </table:table-row>
          </table:table-header-rows>
          <table:table-rows>
            <table:table-row>
              <table:table-cell office:value-type="string">
                <text:p>Richards:</text:p>
                <draw:g>
                  <svg:desc>Sheet1.A4:Sheet1.A4</svg:desc>
                </draw:g>
              </table:table-cell>
              <table:table-cell office:value-type="float" office:value="184.119633974106">
                <text:p>184.119633974106</text:p>
                <draw:g>
                  <svg:desc>Sheet1.B4:Sheet1.C4</svg:desc>
                </draw:g>
              </table:table-cell>
              <table:table-cell office:value-type="float" office:value="487.244350512095">
                <text:p>487.2443505120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83caff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804cm" svg:height="9.281cm" xlink:href=".." xlink:type="simple" chart:class="chart:bar" chart:style-name="ch1">
        <chart:plot-area chart:style-name="ch2" table:cell-range-address="Sheet1.B2:Sheet1.C2 Sheet1.A5:Sheet1.C5" chart:data-source-has-labels="both" svg:x="0.096cm" svg:y="0.185cm" svg:width="4.612cm" svg:height="8.911cm">
          <chartooo:coordinate-region svg:x="1.643cm" svg:y="0.384cm" svg:width="3.065cm" svg:height="5.843cm"/>
          <chart:axis chart:dimension="x" chart:name="primary-x" chart:style-name="ch3" chartooo:axis-type="auto">
            <chartooo:date-scale/>
            <chart:categories table:cell-range-address="Sheet1.B2:Sheet1.C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C5" chart:label-cell-address="Sheet1.A5:Sheet1.A5" chart:class="chart:bar">
            <chart:data-point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tlin JS</text:p>
                <draw:g>
                  <svg:desc>Sheet1.B2:Sheet1.C2</svg:desc>
                </draw:g>
              </table:table-cell>
              <table:table-cell office:value-type="string">
                <text:p>Kotlin to Scala.js</text:p>
              </table:table-cell>
            </table:table-row>
          </table:table-header-rows>
          <table:table-rows>
            <table:table-row>
              <table:table-cell office:value-type="string">
                <text:p>SHA512</text:p>
                <draw:g>
                  <svg:desc>Sheet1.A5:Sheet1.A5</svg:desc>
                </draw:g>
              </table:table-cell>
              <table:table-cell office:value-type="float" office:value="950152">
                <text:p>950152</text:p>
                <draw:g>
                  <svg:desc>Sheet1.B5:Sheet1.C5</svg:desc>
                </draw:g>
              </table:table-cell>
              <table:table-cell office:value-type="float" office:value="402408">
                <text:p>4024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83caff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522cm" svg:height="8.965cm" xlink:href=".." xlink:type="simple" chart:class="chart:bar" chart:style-name="ch1">
        <chart:plot-area chart:style-name="ch2" table:cell-range-address="Sheet1.J1:Sheet1.K2" chart:data-source-has-labels="row" svg:x="0.09cm" svg:y="0.179cm" svg:width="4.342cm" svg:height="8.607cm">
          <chartooo:coordinate-region svg:x="0.897cm" svg:y="0.378cm" svg:width="3.535cm" svg:height="5.539cm"/>
          <chart:axis chart:dimension="x" chart:name="primary-x" chart:style-name="ch3" chartooo:axis-type="auto">
            <chartooo:date-scale/>
            <chart:categories table:cell-range-address="Sheet1.J1:Sheet1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K2" chart:class="chart:bar">
            <chart:data-point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tlin JS</text:p>
                <draw:g>
                  <svg:desc>Sheet1.J1:Sheet1.K1</svg:desc>
                </draw:g>
              </table:table-cell>
              <table:table-cell office:value-type="string">
                <text:p>Kotlin to Scala.js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606.055240793208">
                <text:p>606.055240793208</text:p>
                <draw:g>
                  <svg:desc>Sheet1.J2:Sheet1.K2</svg:desc>
                </draw:g>
              </table:table-cell>
              <table:table-cell office:value-type="float" office:value="370.940920398012">
                <text:p>370.9409203980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83caff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126cm" svg:height="9.135cm" xlink:href=".." xlink:type="simple" chart:class="chart:bar" chart:style-name="ch1">
        <chart:plot-area chart:style-name="ch2" table:cell-range-address="Sheet1.J1:Sheet1.K1 Sheet1.J3:Sheet1.K3" chart:data-source-has-labels="row" svg:x="0.082cm" svg:y="0.182cm" svg:width="3.962cm" svg:height="8.771cm">
          <chartooo:coordinate-region svg:x="0.889cm" svg:y="0.381cm" svg:width="3.155cm" svg:height="5.703cm"/>
          <chart:axis chart:dimension="x" chart:name="primary-x" chart:style-name="ch3" chartooo:axis-type="auto">
            <chartooo:date-scale/>
            <chart:categories table:cell-range-address="Sheet1.J1:Sheet1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3:Sheet1.K3" chart:class="chart:bar">
            <chart:data-point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tlin JS</text:p>
                <draw:g>
                  <svg:desc>Sheet1.J1:Sheet1.K1</svg:desc>
                </draw:g>
              </table:table-cell>
              <table:table-cell office:value-type="string">
                <text:p>Kotlin to Scala.js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45.065676052869">
                <text:p>245.065676052869</text:p>
                <draw:g>
                  <svg:desc>Sheet1.J3:Sheet1.K3</svg:desc>
                </draw:g>
              </table:table-cell>
              <table:table-cell office:value-type="float" office:value="255.698252227566">
                <text:p>255.6982522275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83caff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697cm" svg:height="9cm" xlink:href=".." xlink:type="simple" chart:class="chart:bar" chart:style-name="ch1">
        <chart:plot-area chart:style-name="ch2" table:cell-range-address="Sheet1.J1:Sheet1.K1 Sheet1.J4:Sheet1.K4" chart:data-source-has-labels="row" svg:x="0.093cm" svg:y="0.18cm" svg:width="4.511cm" svg:height="8.64cm">
          <chartooo:coordinate-region svg:x="1.455cm" svg:y="0.379cm" svg:width="3.149cm" svg:height="5.572cm"/>
          <chart:axis chart:dimension="x" chart:name="primary-x" chart:style-name="ch3" chartooo:axis-type="auto">
            <chartooo:date-scale/>
            <chart:categories table:cell-range-address="Sheet1.J1:Sheet1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4:Sheet1.K4" chart:class="chart:bar">
            <chart:data-point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tlin JS</text:p>
                <draw:g>
                  <svg:desc>Sheet1.J1:Sheet1.K1</svg:desc>
                </draw:g>
              </table:table-cell>
              <table:table-cell office:value-type="string">
                <text:p>Kotlin to Scala.js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696866">
                <text:p>696866</text:p>
                <draw:g>
                  <svg:desc>Sheet1.J4:Sheet1.K4</svg:desc>
                </draw:g>
              </table:table-cell>
              <table:table-cell office:value-type="float" office:value="279157.5">
                <text:p>279157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36cm" svg:height="8.993cm" xlink:href=".." xlink:type="simple" chart:class="chart:bar" chart:style-name="ch1">
        <chart:legend chart:legend-position="bottom" svg:x="1.098cm" svg:y="7.712cm" style:legend-expansion="wide" chart:style-name="ch2"/>
        <chart:plot-area chart:style-name="ch3" table:cell-range-address="Sheet1.A6:Sheet1.A6 Sheet1.I5:Sheet1.I5 Sheet1.J1:Sheet1.J2 Sheet1.B3:Sheet1.C3 Sheet1.C2:Sheet1.C2 Sheet1.K2:Sheet1.K2" chart:data-source-has-labels="both" svg:x="0.107cm" svg:y="0.179cm" svg:width="5.146cm" svg:height="7.354cm">
          <chartooo:coordinate-region svg:x="1.082cm" svg:y="0.378cm" svg:width="4.154cm" svg:height="6.508cm"/>
          <chart:axis chart:dimension="x" chart:name="primary-x" chart:style-name="ch4" chartooo:axis-type="auto">
            <chartooo:date-scale/>
            <chart:categories table:cell-range-address="Sheet1.A6:Sheet1.A6 Sheet1.I5:Sheet1.I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3 Sheet1.J2:Sheet1.J2" chart:label-cell-address="Sheet1.J1:Sheet1.J1" chart:class="chart:bar">
            <chart:data-point/>
            <chart:data-point chart:style-name="ch8"/>
          </chart:series>
          <chart:series chart:style-name="ch9" chart:values-cell-range-address="Sheet1.C3:Sheet1.C3 Sheet1.K2:Sheet1.K2" chart:label-cell-address="Sheet1.C2:Sheet1.C2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tlin JS</text:p>
                <draw:g>
                  <svg:desc>Sheet1.J1:Sheet1.J1</svg:desc>
                </draw:g>
              </table:table-cell>
              <table:table-cell office:value-type="string">
                <text:p>Kotlin to Scala.js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refox</text:p>
                <draw:g>
                  <svg:desc>Sheet1.A6:Sheet1.A6 Sheet1.I5:Sheet1.I5</svg:desc>
                </draw:g>
              </table:table-cell>
              <table:table-cell office:value-type="float" office:value="459.289106787152">
                <text:p>459.289106787152</text:p>
                <draw:g>
                  <svg:desc>Sheet1.B3:Sheet1.B3 Sheet1.J2:Sheet1.J2</svg:desc>
                </draw:g>
              </table:table-cell>
              <table:table-cell office:value-type="float" office:value="859.117478510017">
                <text:p>859.117478510017</text:p>
                <draw:g>
                  <svg:desc>Sheet1.C3:Sheet1.C3 Sheet1.K2:Sheet1.K2</svg:desc>
                </draw:g>
              </table:table-cell>
            </table:table-row>
            <table:table-row>
              <table:table-cell office:value-type="string">
                <text:p>Chrome</text:p>
              </table:table-cell>
              <table:table-cell office:value-type="float" office:value="606.055240793208">
                <text:p>606.055240793208</text:p>
              </table:table-cell>
              <table:table-cell office:value-type="float" office:value="370.940920398012">
                <text:p>370.9409203980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0" chart:gap-width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36cm" svg:height="8.993cm" xlink:href=".." xlink:type="simple" chart:class="chart:bar" chart:style-name="ch1">
        <chart:legend chart:legend-position="bottom" svg:x="1.098cm" svg:y="7.712cm" style:legend-expansion="wide" chart:style-name="ch2"/>
        <chart:plot-area chart:style-name="ch3" table:cell-range-address="Sheet1.A4:Sheet1.C4 Sheet1.B2:Sheet1.C2 Sheet1.A6:Sheet1.A6 Sheet1.I5:Sheet1.I5 Sheet1.J1:Sheet1.J1 Sheet1.J3:Sheet1.K3" chart:data-source-has-labels="both" svg:x="0.107cm" svg:y="0.179cm" svg:width="5.146cm" svg:height="7.354cm">
          <chartooo:coordinate-region svg:x="1.082cm" svg:y="0.378cm" svg:width="4.154cm" svg:height="6.508cm"/>
          <chart:axis chart:dimension="x" chart:name="primary-x" chart:style-name="ch4" chartooo:axis-type="auto">
            <chartooo:date-scale/>
            <chart:categories table:cell-range-address="Sheet1.A6:Sheet1.A6 Sheet1.I5:Sheet1.I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4 Sheet1.J3:Sheet1.J3" chart:label-cell-address="Sheet1.J1:Sheet1.J1" chart:class="chart:bar">
            <chart:data-point chart:repeated="2"/>
          </chart:series>
          <chart:series chart:style-name="ch8" chart:values-cell-range-address="Sheet1.C4:Sheet1.C4 Sheet1.K3:Sheet1.K3" chart:label-cell-address="Sheet1.C2:Sheet1.C2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tlin JS</text:p>
                <draw:g>
                  <svg:desc>Sheet1.J1:Sheet1.J1</svg:desc>
                </draw:g>
              </table:table-cell>
              <table:table-cell office:value-type="string">
                <text:p>Kotlin to Scala.js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refox</text:p>
                <draw:g>
                  <svg:desc>Sheet1.A6:Sheet1.A6 Sheet1.I5:Sheet1.I5</svg:desc>
                </draw:g>
              </table:table-cell>
              <table:table-cell office:value-type="float" office:value="184.119633974106">
                <text:p>184.119633974106</text:p>
                <draw:g>
                  <svg:desc>Sheet1.B4:Sheet1.B4 Sheet1.J3:Sheet1.J3</svg:desc>
                </draw:g>
              </table:table-cell>
              <table:table-cell office:value-type="float" office:value="487.244350512095">
                <text:p>487.244350512095</text:p>
                <draw:g>
                  <svg:desc>Sheet1.C4:Sheet1.C4 Sheet1.K3:Sheet1.K3</svg:desc>
                </draw:g>
              </table:table-cell>
            </table:table-row>
            <table:table-row>
              <table:table-cell office:value-type="string">
                <text:p>Chrome</text:p>
              </table:table-cell>
              <table:table-cell office:value-type="float" office:value="245.065676052869">
                <text:p>245.065676052869</text:p>
              </table:table-cell>
              <table:table-cell office:value-type="float" office:value="255.698252227566">
                <text:p>255.69825222756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36cm" svg:height="8.993cm" xlink:href=".." xlink:type="simple" chart:class="chart:bar" chart:style-name="ch1">
        <chart:legend chart:legend-position="bottom" svg:x="1.098cm" svg:y="7.712cm" style:legend-expansion="wide" chart:style-name="ch2"/>
        <chart:plot-area chart:style-name="ch3" table:cell-range-address="Sheet1.A6:Sheet1.A6 Sheet1.I5:Sheet1.I5 Sheet1.B2:Sheet1.C2 Sheet1.B5:Sheet1.C5 Sheet1.J4:Sheet1.K4" chart:data-source-has-labels="both" svg:x="0.107cm" svg:y="0.179cm" svg:width="5.146cm" svg:height="7.354cm">
          <chartooo:coordinate-region svg:x="1.637cm" svg:y="0.378cm" svg:width="3.599cm" svg:height="6.508cm"/>
          <chart:axis chart:dimension="x" chart:name="primary-x" chart:style-name="ch4" chartooo:axis-type="auto">
            <chartooo:date-scale/>
            <chart:categories table:cell-range-address="Sheet1.A6:Sheet1.A6 Sheet1.I5:Sheet1.I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5 Sheet1.J4:Sheet1.J4" chart:label-cell-address="Sheet1.B2:Sheet1.B2" chart:class="chart:bar">
            <chart:data-point chart:repeated="2"/>
          </chart:series>
          <chart:series chart:style-name="ch8" chart:values-cell-range-address="Sheet1.C5:Sheet1.C5 Sheet1.K4:Sheet1.K4" chart:label-cell-address="Sheet1.C2:Sheet1.C2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tlin JS</text:p>
                <draw:g>
                  <svg:desc>Sheet1.B2:Sheet1.B2</svg:desc>
                </draw:g>
              </table:table-cell>
              <table:table-cell office:value-type="string">
                <text:p>Kotlin to Scala.js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refox</text:p>
                <draw:g>
                  <svg:desc>Sheet1.A6:Sheet1.A6 Sheet1.I5:Sheet1.I5</svg:desc>
                </draw:g>
              </table:table-cell>
              <table:table-cell office:value-type="float" office:value="950152">
                <text:p>950152</text:p>
                <draw:g>
                  <svg:desc>Sheet1.B5:Sheet1.B5 Sheet1.J4:Sheet1.J4</svg:desc>
                </draw:g>
              </table:table-cell>
              <table:table-cell office:value-type="float" office:value="402408">
                <text:p>402408</text:p>
                <draw:g>
                  <svg:desc>Sheet1.C5:Sheet1.C5 Sheet1.K4:Sheet1.K4</svg:desc>
                </draw:g>
              </table:table-cell>
            </table:table-row>
            <table:table-row>
              <table:table-cell office:value-type="string">
                <text:p>Chrome</text:p>
              </table:table-cell>
              <table:table-cell office:value-type="float" office:value="696866">
                <text:p>696866</text:p>
              </table:table-cell>
              <table:table-cell office:value-type="float" office:value="279157.5">
                <text:p>279157.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